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9.11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co1" style:family="table-column">
      <style:table-column-properties style:column-width="7.325cm" style:use-optimal-column-width="false"/>
    </style:style>
    <style:style style:name="co2" style:family="table-column">
      <style:table-column-properties style:column-width="7.328cm" style:use-optimal-column-width="false"/>
    </style:style>
    <style:style style:name="ro1" style:family="table-row">
      <style:table-row-properties style:row-height="2.429cm" style:use-optimal-row-height="false"/>
    </style:style>
    <style:style style:name="ro2" style:family="table-row">
      <style:table-row-properties style:row-height="2.441cm" style:use-optimal-row-height="fals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652cm" svg:height="19.443cm" svg:x="5.17cm" svg:y="5.0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0.000</text:p>
                <text:p><text:s text:c="8"/>ChickenSoup</text:p>
                <text:p>0.875</text:p>
              </table:table-cell>
              <table:table-cell>
                <text:p>0.500</text:p>
                <text:p><text:s text:c="8"/>BeefSteak</text:p>
                <text:p>0.875</text:p>
              </table:table-cell>
            </table:table-row>
            <table:table-row table:style-name="ro1" table:default-cell-style-name="gray2">
              <table:table-cell>
                <text:p>0.000</text:p>
                <text:p><text:s text:c="10"/>Spaghetti</text:p>
                <text:p>0.750</text:p>
              </table:table-cell>
              <table:table-cell>
                <text:p>0.500</text:p>
                <text:p><text:s text:c="9"/>TunaSalad</text:p>
                <text:p text:style-name="P1">0.750</text:p>
              </table:table-cell>
            </table:table-row>
            <table:table-row table:style-name="ro1" table:default-cell-style-name="gray1">
              <table:table-cell>
                <text:p>0.000</text:p>
                <text:p><text:s text:c="10"/>Lasagnia</text:p>
                <text:p>0.625</text:p>
              </table:table-cell>
              <table:table-cell>
                <text:p>0.500</text:p>
                <text:p><text:s text:c="9"/>ChickenSalad</text:p>
                <text:p text:style-name="P1">0.625</text:p>
              </table:table-cell>
            </table:table-row>
            <table:table-row table:style-name="ro1" table:default-cell-style-name="gray2">
              <table:table-cell>
                <text:p>0.000</text:p>
                <text:p><text:s text:c="8"/>EggOmelette</text:p>
                <text:p>0.500</text:p>
              </table:table-cell>
              <table:table-cell>
                <text:p>0.500</text:p>
                <text:p><text:s text:c="9"/>Asparagus</text:p>
                <text:p text:style-name="P1">0.500</text:p>
              </table:table-cell>
            </table:table-row>
            <table:table-row table:style-name="ro1" table:default-cell-style-name="gray1">
              <table:table-cell>
                <text:p>0.000</text:p>
                <text:p><text:s text:c="10"/>Lobster</text:p>
                <text:p text:style-name="P1">0.375</text:p>
              </table:table-cell>
              <table:table-cell>
                <text:p>0.500</text:p>
                <text:p><text:s text:c="9"/>Broccoli</text:p>
                <text:p text:style-name="P1">0.375</text:p>
              </table:table-cell>
            </table:table-row>
            <table:table-row table:style-name="ro1" table:default-cell-style-name="gray2">
              <table:table-cell>
                <text:p>0.000</text:p>
                <text:p><text:s text:c="10"/>Lamb</text:p>
                <text:p>0.250</text:p>
              </table:table-cell>
              <table:table-cell>
                <text:p>0.500</text:p>
                <text:p><text:s text:c="10"/>Brownie</text:p>
                <text:p text:style-name="P1">0.250</text:p>
              </table:table-cell>
            </table:table-row>
            <table:table-row table:style-name="ro1" table:default-cell-style-name="gray1">
              <table:table-cell>
                <text:p>0.000</text:p>
                <text:p><text:s text:c="10"/>Pork</text:p>
                <text:p>0.125</text:p>
              </table:table-cell>
              <table:table-cell>
                <text:p>0.500</text:p>
                <text:p><text:s text:c="10"/>CoconutPie</text:p>
                <text:p text:style-name="P1">0.125</text:p>
              </table:table-cell>
            </table:table-row>
            <table:table-row table:style-name="ro2" table:default-cell-style-name="gray2">
              <table:table-cell>
                <text:p>0.000</text:p>
                <text:p><text:s text:c="8"/>Chicken</text:p>
                <text:p>0.000</text:p>
              </table:table-cell>
              <table:table-cell>
                <text:p>0.500</text:p>
                <text:p><text:s text:c="8"/>Cheesecake</text:p>
                <text:p text:style-name="P1">0.00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4.287cm" svg:height="0.962cm" svg:x="5.445cm" svg:y="24.812cm">
          <draw:text-box>
            <text:p>X ==&gt; 0.00<text:tab/><text:tab/><text:tab/>to<text:tab/><text:tab/><text:tab/><text:tab/> <text:s text:c="5"/>1.00</text:p>
          </draw:text-box>
        </draw:frame>
        <draw:frame draw:style-name="gr2" draw:text-style-name="P2" draw:layer="layout" svg:width="1.905cm" svg:height="19.448cm" svg:x="3.222cm" svg:y="5.127cm">
          <draw:text-box>
            <text:p>1.00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2"/>To</text:p>
            <text:p/>
            <text:p/>
            <text:p/>
            <text:p/>
            <text:p/>
            <text:p/>
            <text:p/>
            <text:p/>
            <text:p/>
            <text:p>0.00</text:p>
            <text:p><text:s text:c="2"/>^</text:p>
            <text:p><text:s text:c="2"/>|</text:p>
            <text:p><text:s text:c="2"/>Y</text:p>
          </draw:text-box>
        </draw:frame>
        <draw:frame draw:style-name="gr3" draw:text-style-name="P2" draw:layer="layout" svg:width="16.828cm" svg:height="1.905cm" svg:x="2.587cm" svg:y="1.635cm">
          <draw:text-box>
            <text:p>ASET UV Coords for Texture/Label Switching<text:line-break/>MRE Packs</text:p>
          </draw:text-box>
        </draw:frame>
        <draw:frame draw:style-name="gr4" draw:text-style-name="P3" draw:layer="layout" svg:width="6.302cm" svg:height="0.963cm" svg:x="3.905cm" svg:y="3.54cm">
          <draw:text-box>
            <text:p>Size = 0.500 x 0.12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5T08:50:29.393000000</meta:creation-date>
    <dc:date>2023-04-15T09:17:09.259000000</dc:date>
    <meta:editing-duration>PT26M42S</meta:editing-duration>
    <meta:editing-cycles>2</meta:editing-cycles>
    <meta:generator>LibreOffice/7.4.6.2$Windows_X86_64 LibreOffice_project/5b1f5509c2decdade7fda905e3e1429a67acd63d</meta:generator>
    <meta:document-statistic meta:object-count="5"/>
  </office:meta>
</office:document-meta>
</file>